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formula="of:=RAND()*100" office:value-type="float" office:value="82.4607441709196" calcext:value-type="float">
            <text:p>82.4607441709196</text:p>
          </table:table-cell>
          <table:table-cell table:formula="of:=RAND()*100" office:value-type="float" office:value="62.4967874135191" calcext:value-type="float">
            <text:p>62.4967874135191</text:p>
          </table:table-cell>
          <table:table-cell table:formula="of:=ROUND(1000000*RAND())" office:value-type="float" office:value="455328" calcext:value-type="float">
            <text:p>455328</text:p>
          </table:table-cell>
        </table:table-row>
        <table:table-row table:style-name="ro1">
          <table:table-cell table:formula="of:=RAND()*100" office:value-type="float" office:value="99.0723087039968" calcext:value-type="float">
            <text:p>99.0723087039968</text:p>
          </table:table-cell>
          <table:table-cell table:formula="of:=RAND()*100" office:value-type="float" office:value="66.1922355712237" calcext:value-type="float">
            <text:p>66.1922355712237</text:p>
          </table:table-cell>
          <table:table-cell table:formula="of:=ROUND(1000000*RAND())" office:value-type="float" office:value="308162" calcext:value-type="float">
            <text:p>308162</text:p>
          </table:table-cell>
        </table:table-row>
        <table:table-row table:style-name="ro1">
          <table:table-cell table:formula="of:=RAND()*100" office:value-type="float" office:value="85.2346098494632" calcext:value-type="float">
            <text:p>85.2346098494632</text:p>
          </table:table-cell>
          <table:table-cell table:formula="of:=RAND()*100" office:value-type="float" office:value="28.6612520647629" calcext:value-type="float">
            <text:p>28.6612520647629</text:p>
          </table:table-cell>
          <table:table-cell table:formula="of:=ROUND(1000000*RAND())" office:value-type="float" office:value="497056" calcext:value-type="float">
            <text:p>497056</text:p>
          </table:table-cell>
        </table:table-row>
        <table:table-row table:style-name="ro1">
          <table:table-cell table:formula="of:=RAND()*100" office:value-type="float" office:value="95.5505621713798" calcext:value-type="float">
            <text:p>95.5505621713798</text:p>
          </table:table-cell>
          <table:table-cell table:formula="of:=RAND()*100" office:value-type="float" office:value="23.9934765104379" calcext:value-type="float">
            <text:p>23.9934765104379</text:p>
          </table:table-cell>
          <table:table-cell table:formula="of:=ROUND(1000000*RAND())" office:value-type="float" office:value="783960" calcext:value-type="float">
            <text:p>783960</text:p>
          </table:table-cell>
        </table:table-row>
        <table:table-row table:style-name="ro1">
          <table:table-cell table:formula="of:=RAND()*100" office:value-type="float" office:value="43.0279799787508" calcext:value-type="float">
            <text:p>43.0279799787508</text:p>
          </table:table-cell>
          <table:table-cell table:formula="of:=RAND()*100" office:value-type="float" office:value="80.0262873526849" calcext:value-type="float">
            <text:p>80.0262873526849</text:p>
          </table:table-cell>
          <table:table-cell table:formula="of:=ROUND(1000000*RAND())" office:value-type="float" office:value="966985" calcext:value-type="float">
            <text:p>966985</text:p>
          </table:table-cell>
        </table:table-row>
        <table:table-row table:style-name="ro1">
          <table:table-cell table:formula="of:=RAND()*100" office:value-type="float" office:value="36.832250976106" calcext:value-type="float">
            <text:p>36.832250976106</text:p>
          </table:table-cell>
          <table:table-cell table:formula="of:=RAND()*100" office:value-type="float" office:value="34.9254304278458" calcext:value-type="float">
            <text:p>34.9254304278458</text:p>
          </table:table-cell>
          <table:table-cell table:formula="of:=ROUND(1000000*RAND())" office:value-type="float" office:value="66868" calcext:value-type="float">
            <text:p>66868</text:p>
          </table:table-cell>
        </table:table-row>
        <table:table-row table:style-name="ro1">
          <table:table-cell table:formula="of:=RAND()*100" office:value-type="float" office:value="72.3422030979689" calcext:value-type="float">
            <text:p>72.3422030979689</text:p>
          </table:table-cell>
          <table:table-cell table:formula="of:=RAND()*100" office:value-type="float" office:value="81.7964100128365" calcext:value-type="float">
            <text:p>81.7964100128365</text:p>
          </table:table-cell>
          <table:table-cell table:formula="of:=ROUND(1000000*RAND())" office:value-type="float" office:value="955148" calcext:value-type="float">
            <text:p>955148</text:p>
          </table:table-cell>
        </table:table-row>
        <table:table-row table:style-name="ro1">
          <table:table-cell table:formula="of:=RAND()*100" office:value-type="float" office:value="72.2749087855724" calcext:value-type="float">
            <text:p>72.2749087855724</text:p>
          </table:table-cell>
          <table:table-cell table:formula="of:=RAND()*100" office:value-type="float" office:value="34.2506007668991" calcext:value-type="float">
            <text:p>34.2506007668991</text:p>
          </table:table-cell>
          <table:table-cell table:formula="of:=ROUND(1000000*RAND())" office:value-type="float" office:value="361286" calcext:value-type="float">
            <text:p>361286</text:p>
          </table:table-cell>
        </table:table-row>
        <table:table-row table:style-name="ro1">
          <table:table-cell table:formula="of:=RAND()*100" office:value-type="float" office:value="3.95021657259766" calcext:value-type="float">
            <text:p>3.95021657259766</text:p>
          </table:table-cell>
          <table:table-cell table:formula="of:=RAND()*100" office:value-type="float" office:value="47.8298509645996" calcext:value-type="float">
            <text:p>47.8298509645996</text:p>
          </table:table-cell>
          <table:table-cell table:formula="of:=ROUND(1000000*RAND())" office:value-type="float" office:value="29243" calcext:value-type="float">
            <text:p>29243</text:p>
          </table:table-cell>
        </table:table-row>
        <table:table-row table:style-name="ro1">
          <table:table-cell table:formula="of:=RAND()*100" office:value-type="float" office:value="74.0578388027853" calcext:value-type="float">
            <text:p>74.0578388027853</text:p>
          </table:table-cell>
          <table:table-cell table:formula="of:=RAND()*100" office:value-type="float" office:value="67.1884025320747" calcext:value-type="float">
            <text:p>67.1884025320747</text:p>
          </table:table-cell>
          <table:table-cell table:formula="of:=ROUND(1000000*RAND())" office:value-type="float" office:value="687387" calcext:value-type="float">
            <text:p>687387</text:p>
          </table:table-cell>
        </table:table-row>
        <table:table-row table:style-name="ro1">
          <table:table-cell table:formula="of:=RAND()*100" office:value-type="float" office:value="71.2926701169879" calcext:value-type="float">
            <text:p>71.2926701169879</text:p>
          </table:table-cell>
          <table:table-cell table:formula="of:=RAND()*100" office:value-type="float" office:value="82.9697165775856" calcext:value-type="float">
            <text:p>82.9697165775856</text:p>
          </table:table-cell>
          <table:table-cell table:formula="of:=ROUND(1000000*RAND())" office:value-type="float" office:value="890801" calcext:value-type="float">
            <text:p>890801</text:p>
          </table:table-cell>
        </table:table-row>
        <table:table-row table:style-name="ro1">
          <table:table-cell table:formula="of:=RAND()*100" office:value-type="float" office:value="65.5127576738325" calcext:value-type="float">
            <text:p>65.5127576738325</text:p>
          </table:table-cell>
          <table:table-cell table:formula="of:=RAND()*100" office:value-type="float" office:value="95.102854732015" calcext:value-type="float">
            <text:p>95.102854732015</text:p>
          </table:table-cell>
          <table:table-cell table:formula="of:=ROUND(1000000*RAND())" office:value-type="float" office:value="219317" calcext:value-type="float">
            <text:p>219317</text:p>
          </table:table-cell>
        </table:table-row>
        <table:table-row table:style-name="ro1">
          <table:table-cell table:formula="of:=RAND()*100" office:value-type="float" office:value="78.5966651710133" calcext:value-type="float">
            <text:p>78.5966651710133</text:p>
          </table:table-cell>
          <table:table-cell table:formula="of:=RAND()*100" office:value-type="float" office:value="67.2705209883346" calcext:value-type="float">
            <text:p>67.2705209883346</text:p>
          </table:table-cell>
          <table:table-cell table:formula="of:=ROUND(1000000*RAND())" office:value-type="float" office:value="753453" calcext:value-type="float">
            <text:p>753453</text:p>
          </table:table-cell>
        </table:table-row>
        <table:table-row table:style-name="ro1">
          <table:table-cell table:formula="of:=RAND()*100" office:value-type="float" office:value="66.5465495541727" calcext:value-type="float">
            <text:p>66.5465495541727</text:p>
          </table:table-cell>
          <table:table-cell table:formula="of:=RAND()*100" office:value-type="float" office:value="22.9030248212644" calcext:value-type="float">
            <text:p>22.9030248212644</text:p>
          </table:table-cell>
          <table:table-cell table:formula="of:=ROUND(1000000*RAND())" office:value-type="float" office:value="551005" calcext:value-type="float">
            <text:p>551005</text:p>
          </table:table-cell>
        </table:table-row>
        <table:table-row table:style-name="ro1">
          <table:table-cell table:formula="of:=RAND()*100" office:value-type="float" office:value="51.4604829063068" calcext:value-type="float">
            <text:p>51.4604829063068</text:p>
          </table:table-cell>
          <table:table-cell table:formula="of:=RAND()*100" office:value-type="float" office:value="95.1950006130626" calcext:value-type="float">
            <text:p>95.1950006130626</text:p>
          </table:table-cell>
          <table:table-cell table:formula="of:=ROUND(1000000*RAND())" office:value-type="float" office:value="677226" calcext:value-type="float">
            <text:p>677226</text:p>
          </table:table-cell>
        </table:table-row>
        <table:table-row table:style-name="ro1">
          <table:table-cell table:formula="of:=RAND()*100" office:value-type="float" office:value="80.8529904348992" calcext:value-type="float">
            <text:p>80.8529904348992</text:p>
          </table:table-cell>
          <table:table-cell table:formula="of:=RAND()*100" office:value-type="float" office:value="44.6388263965689" calcext:value-type="float">
            <text:p>44.6388263965689</text:p>
          </table:table-cell>
          <table:table-cell table:formula="of:=ROUND(1000000*RAND())" office:value-type="float" office:value="414623" calcext:value-type="float">
            <text:p>414623</text:p>
          </table:table-cell>
        </table:table-row>
        <table:table-row table:style-name="ro1">
          <table:table-cell table:formula="of:=RAND()*100" office:value-type="float" office:value="72.3191732032148" calcext:value-type="float">
            <text:p>72.3191732032148</text:p>
          </table:table-cell>
          <table:table-cell table:formula="of:=RAND()*100" office:value-type="float" office:value="26.2381325441957" calcext:value-type="float">
            <text:p>26.2381325441957</text:p>
          </table:table-cell>
          <table:table-cell table:formula="of:=ROUND(1000000*RAND())" office:value-type="float" office:value="538138" calcext:value-type="float">
            <text:p>538138</text:p>
          </table:table-cell>
        </table:table-row>
        <table:table-row table:style-name="ro1">
          <table:table-cell table:formula="of:=RAND()*100" office:value-type="float" office:value="20.8656395840359" calcext:value-type="float">
            <text:p>20.8656395840359</text:p>
          </table:table-cell>
          <table:table-cell table:formula="of:=RAND()*100" office:value-type="float" office:value="38.8017096841613" calcext:value-type="float">
            <text:p>38.8017096841613</text:p>
          </table:table-cell>
          <table:table-cell table:formula="of:=ROUND(1000000*RAND())" office:value-type="float" office:value="26321" calcext:value-type="float">
            <text:p>26321</text:p>
          </table:table-cell>
        </table:table-row>
        <table:table-row table:style-name="ro1">
          <table:table-cell table:formula="of:=RAND()*100" office:value-type="float" office:value="30.5899914015997" calcext:value-type="float">
            <text:p>30.5899914015997</text:p>
          </table:table-cell>
          <table:table-cell table:formula="of:=RAND()*100" office:value-type="float" office:value="19.9485016899266" calcext:value-type="float">
            <text:p>19.9485016899266</text:p>
          </table:table-cell>
          <table:table-cell table:formula="of:=ROUND(1000000*RAND())" office:value-type="float" office:value="659130" calcext:value-type="float">
            <text:p>659130</text:p>
          </table:table-cell>
        </table:table-row>
        <table:table-row table:style-name="ro1">
          <table:table-cell table:formula="of:=RAND()*100" office:value-type="float" office:value="0.814283192351979" calcext:value-type="float">
            <text:p>0.814283192351979</text:p>
          </table:table-cell>
          <table:table-cell table:formula="of:=RAND()*100" office:value-type="float" office:value="87.8965981102393" calcext:value-type="float">
            <text:p>87.8965981102393</text:p>
          </table:table-cell>
          <table:table-cell table:formula="of:=ROUND(1000000*RAND())" office:value-type="float" office:value="456753" calcext:value-type="float">
            <text:p>456753</text:p>
          </table:table-cell>
        </table:table-row>
        <table:table-row table:style-name="ro1">
          <table:table-cell table:formula="of:=RAND()*100" office:value-type="float" office:value="90.7168929803251" calcext:value-type="float">
            <text:p>90.7168929803251</text:p>
          </table:table-cell>
          <table:table-cell table:formula="of:=RAND()*100" office:value-type="float" office:value="8.86512652303405" calcext:value-type="float">
            <text:p>8.86512652303405</text:p>
          </table:table-cell>
          <table:table-cell table:formula="of:=ROUND(1000000*RAND())" office:value-type="float" office:value="874364" calcext:value-type="float">
            <text:p>874364</text:p>
          </table:table-cell>
        </table:table-row>
        <table:table-row table:style-name="ro1">
          <table:table-cell table:formula="of:=RAND()*100" office:value-type="float" office:value="73.546972176815" calcext:value-type="float">
            <text:p>73.546972176815</text:p>
          </table:table-cell>
          <table:table-cell table:formula="of:=RAND()*100" office:value-type="float" office:value="33.7456404289011" calcext:value-type="float">
            <text:p>33.7456404289011</text:p>
          </table:table-cell>
          <table:table-cell table:formula="of:=ROUND(1000000*RAND())" office:value-type="float" office:value="679997" calcext:value-type="float">
            <text:p>679997</text:p>
          </table:table-cell>
        </table:table-row>
        <table:table-row table:style-name="ro1">
          <table:table-cell table:formula="of:=RAND()*100" office:value-type="float" office:value="25.3314052394969" calcext:value-type="float">
            <text:p>25.3314052394969</text:p>
          </table:table-cell>
          <table:table-cell table:formula="of:=RAND()*100" office:value-type="float" office:value="73.6836620825639" calcext:value-type="float">
            <text:p>73.6836620825639</text:p>
          </table:table-cell>
          <table:table-cell table:formula="of:=ROUND(1000000*RAND())" office:value-type="float" office:value="642611" calcext:value-type="float">
            <text:p>642611</text:p>
          </table:table-cell>
        </table:table-row>
        <table:table-row table:style-name="ro1">
          <table:table-cell table:formula="of:=RAND()*100" office:value-type="float" office:value="12.6171025389522" calcext:value-type="float">
            <text:p>12.6171025389522</text:p>
          </table:table-cell>
          <table:table-cell table:formula="of:=RAND()*100" office:value-type="float" office:value="21.3609644185267" calcext:value-type="float">
            <text:p>21.3609644185267</text:p>
          </table:table-cell>
          <table:table-cell table:formula="of:=ROUND(1000000*RAND())" office:value-type="float" office:value="451391" calcext:value-type="float">
            <text:p>451391</text:p>
          </table:table-cell>
        </table:table-row>
        <table:table-row table:style-name="ro1">
          <table:table-cell table:formula="of:=RAND()*100" office:value-type="float" office:value="17.6820877811282" calcext:value-type="float">
            <text:p>17.6820877811282</text:p>
          </table:table-cell>
          <table:table-cell table:formula="of:=RAND()*100" office:value-type="float" office:value="71.0217719870102" calcext:value-type="float">
            <text:p>71.0217719870102</text:p>
          </table:table-cell>
          <table:table-cell table:formula="of:=ROUND(1000000*RAND())" office:value-type="float" office:value="284618" calcext:value-type="float">
            <text:p>284618</text:p>
          </table:table-cell>
        </table:table-row>
        <table:table-row table:style-name="ro1">
          <table:table-cell table:formula="of:=RAND()*100" office:value-type="float" office:value="58.01695271285" calcext:value-type="float">
            <text:p>58.01695271285</text:p>
          </table:table-cell>
          <table:table-cell table:formula="of:=RAND()*100" office:value-type="float" office:value="31.8781126912066" calcext:value-type="float">
            <text:p>31.8781126912066</text:p>
          </table:table-cell>
          <table:table-cell table:formula="of:=ROUND(1000000*RAND())" office:value-type="float" office:value="155036" calcext:value-type="float">
            <text:p>155036</text:p>
          </table:table-cell>
        </table:table-row>
        <table:table-row table:style-name="ro1">
          <table:table-cell table:formula="of:=RAND()*100" office:value-type="float" office:value="53.9114293965456" calcext:value-type="float">
            <text:p>53.9114293965456</text:p>
          </table:table-cell>
          <table:table-cell table:formula="of:=RAND()*100" office:value-type="float" office:value="6.20392816793387" calcext:value-type="float">
            <text:p>6.20392816793387</text:p>
          </table:table-cell>
          <table:table-cell table:formula="of:=ROUND(1000000*RAND())" office:value-type="float" office:value="43887" calcext:value-type="float">
            <text:p>43887</text:p>
          </table:table-cell>
        </table:table-row>
        <table:table-row table:style-name="ro1">
          <table:table-cell table:formula="of:=RAND()*100" office:value-type="float" office:value="34.8026019289897" calcext:value-type="float">
            <text:p>34.8026019289897</text:p>
          </table:table-cell>
          <table:table-cell table:formula="of:=RAND()*100" office:value-type="float" office:value="19.9381701434631" calcext:value-type="float">
            <text:p>19.9381701434631</text:p>
          </table:table-cell>
          <table:table-cell table:formula="of:=ROUND(1000000*RAND())" office:value-type="float" office:value="364331" calcext:value-type="float">
            <text:p>364331</text:p>
          </table:table-cell>
        </table:table-row>
        <table:table-row table:style-name="ro1">
          <table:table-cell table:formula="of:=RAND()*100" office:value-type="float" office:value="17.0063760484074" calcext:value-type="float">
            <text:p>17.0063760484074</text:p>
          </table:table-cell>
          <table:table-cell table:formula="of:=RAND()*100" office:value-type="float" office:value="9.66843121982083" calcext:value-type="float">
            <text:p>9.66843121982083</text:p>
          </table:table-cell>
          <table:table-cell table:formula="of:=ROUND(1000000*RAND())" office:value-type="float" office:value="482688" calcext:value-type="float">
            <text:p>482688</text:p>
          </table:table-cell>
        </table:table-row>
        <table:table-row table:style-name="ro1">
          <table:table-cell table:formula="of:=RAND()*100" office:value-type="float" office:value="39.5175232741427" calcext:value-type="float">
            <text:p>39.5175232741427</text:p>
          </table:table-cell>
          <table:table-cell table:formula="of:=RAND()*100" office:value-type="float" office:value="83.8034323911072" calcext:value-type="float">
            <text:p>83.8034323911072</text:p>
          </table:table-cell>
          <table:table-cell table:formula="of:=ROUND(1000000*RAND())" office:value-type="float" office:value="456884" calcext:value-type="float">
            <text:p>456884</text:p>
          </table:table-cell>
        </table:table-row>
        <table:table-row table:style-name="ro1">
          <table:table-cell table:formula="of:=RAND()*100" office:value-type="float" office:value="51.2776902731303" calcext:value-type="float">
            <text:p>51.2776902731303</text:p>
          </table:table-cell>
          <table:table-cell table:formula="of:=RAND()*100" office:value-type="float" office:value="49.4112590925943" calcext:value-type="float">
            <text:p>49.4112590925943</text:p>
          </table:table-cell>
          <table:table-cell table:formula="of:=ROUND(1000000*RAND())" office:value-type="float" office:value="650786" calcext:value-type="float">
            <text:p>650786</text:p>
          </table:table-cell>
        </table:table-row>
        <table:table-row table:style-name="ro1">
          <table:table-cell table:formula="of:=RAND()*100" office:value-type="float" office:value="68.5270044074923" calcext:value-type="float">
            <text:p>68.5270044074923</text:p>
          </table:table-cell>
          <table:table-cell table:formula="of:=RAND()*100" office:value-type="float" office:value="89.7843604141864" calcext:value-type="float">
            <text:p>89.7843604141864</text:p>
          </table:table-cell>
          <table:table-cell table:formula="of:=ROUND(1000000*RAND())" office:value-type="float" office:value="87705" calcext:value-type="float">
            <text:p>87705</text:p>
          </table:table-cell>
        </table:table-row>
        <table:table-row table:style-name="ro1">
          <table:table-cell table:formula="of:=RAND()*100" office:value-type="float" office:value="74.2335393021851" calcext:value-type="float">
            <text:p>74.2335393021851</text:p>
          </table:table-cell>
          <table:table-cell table:formula="of:=RAND()*100" office:value-type="float" office:value="77.4964945265477" calcext:value-type="float">
            <text:p>77.4964945265477</text:p>
          </table:table-cell>
          <table:table-cell table:formula="of:=ROUND(1000000*RAND())" office:value-type="float" office:value="510077" calcext:value-type="float">
            <text:p>510077</text:p>
          </table:table-cell>
        </table:table-row>
        <table:table-row table:style-name="ro1">
          <table:table-cell table:formula="of:=RAND()*100" office:value-type="float" office:value="16.7987033168875" calcext:value-type="float">
            <text:p>16.7987033168875</text:p>
          </table:table-cell>
          <table:table-cell table:formula="of:=RAND()*100" office:value-type="float" office:value="10.1184506291912" calcext:value-type="float">
            <text:p>10.1184506291912</text:p>
          </table:table-cell>
          <table:table-cell table:formula="of:=ROUND(1000000*RAND())" office:value-type="float" office:value="22352" calcext:value-type="float">
            <text:p>22352</text:p>
          </table:table-cell>
        </table:table-row>
        <table:table-row table:style-name="ro1">
          <table:table-cell table:formula="of:=RAND()*100" office:value-type="float" office:value="11.499473423772" calcext:value-type="float">
            <text:p>11.499473423772</text:p>
          </table:table-cell>
          <table:table-cell table:formula="of:=RAND()*100" office:value-type="float" office:value="52.2709396384605" calcext:value-type="float">
            <text:p>52.2709396384605</text:p>
          </table:table-cell>
          <table:table-cell table:formula="of:=ROUND(1000000*RAND())" office:value-type="float" office:value="739892" calcext:value-type="float">
            <text:p>739892</text:p>
          </table:table-cell>
        </table:table-row>
        <table:table-row table:style-name="ro1">
          <table:table-cell table:formula="of:=RAND()*100" office:value-type="float" office:value="1.75622963112872" calcext:value-type="float">
            <text:p>1.75622963112872</text:p>
          </table:table-cell>
          <table:table-cell table:formula="of:=RAND()*100" office:value-type="float" office:value="62.6276939812699" calcext:value-type="float">
            <text:p>62.6276939812699</text:p>
          </table:table-cell>
          <table:table-cell table:formula="of:=ROUND(1000000*RAND())" office:value-type="float" office:value="357272" calcext:value-type="float">
            <text:p>357272</text:p>
          </table:table-cell>
        </table:table-row>
        <table:table-row table:style-name="ro1">
          <table:table-cell table:formula="of:=RAND()*100" office:value-type="float" office:value="7.75504593494592" calcext:value-type="float">
            <text:p>7.75504593494592</text:p>
          </table:table-cell>
          <table:table-cell table:formula="of:=RAND()*100" office:value-type="float" office:value="81.7892605039369" calcext:value-type="float">
            <text:p>81.7892605039369</text:p>
          </table:table-cell>
          <table:table-cell table:formula="of:=ROUND(1000000*RAND())" office:value-type="float" office:value="128397" calcext:value-type="float">
            <text:p>128397</text:p>
          </table:table-cell>
        </table:table-row>
        <table:table-row table:style-name="ro1">
          <table:table-cell table:formula="of:=RAND()*100" office:value-type="float" office:value="95.8578820014882" calcext:value-type="float">
            <text:p>95.8578820014882</text:p>
          </table:table-cell>
          <table:table-cell table:formula="of:=RAND()*100" office:value-type="float" office:value="54.1089810190374" calcext:value-type="float">
            <text:p>54.1089810190374</text:p>
          </table:table-cell>
          <table:table-cell table:formula="of:=ROUND(1000000*RAND())" office:value-type="float" office:value="635126" calcext:value-type="float">
            <text:p>635126</text:p>
          </table:table-cell>
        </table:table-row>
        <table:table-row table:style-name="ro1">
          <table:table-cell table:formula="of:=RAND()*100" office:value-type="float" office:value="96.6692170150425" calcext:value-type="float">
            <text:p>96.6692170150425</text:p>
          </table:table-cell>
          <table:table-cell table:formula="of:=RAND()*100" office:value-type="float" office:value="68.511217009473" calcext:value-type="float">
            <text:p>68.511217009473</text:p>
          </table:table-cell>
          <table:table-cell table:formula="of:=ROUND(1000000*RAND())" office:value-type="float" office:value="888195" calcext:value-type="float">
            <text:p>888195</text:p>
          </table:table-cell>
        </table:table-row>
        <table:table-row table:style-name="ro1">
          <table:table-cell table:formula="of:=RAND()*100" office:value-type="float" office:value="83.1622349121325" calcext:value-type="float">
            <text:p>83.1622349121325</text:p>
          </table:table-cell>
          <table:table-cell table:formula="of:=RAND()*100" office:value-type="float" office:value="71.8037651761996" calcext:value-type="float">
            <text:p>71.8037651761996</text:p>
          </table:table-cell>
          <table:table-cell table:formula="of:=ROUND(1000000*RAND())" office:value-type="float" office:value="473986" calcext:value-type="float">
            <text:p>473986</text:p>
          </table:table-cell>
        </table:table-row>
        <table:table-row table:style-name="ro1">
          <table:table-cell table:formula="of:=RAND()*100" office:value-type="float" office:value="1.51429742048357" calcext:value-type="float">
            <text:p>1.51429742048357</text:p>
          </table:table-cell>
          <table:table-cell table:formula="of:=RAND()*100" office:value-type="float" office:value="60.5975669911947" calcext:value-type="float">
            <text:p>60.5975669911947</text:p>
          </table:table-cell>
          <table:table-cell table:formula="of:=ROUND(1000000*RAND())" office:value-type="float" office:value="722662" calcext:value-type="float">
            <text:p>722662</text:p>
          </table:table-cell>
        </table:table-row>
        <table:table-row table:style-name="ro1">
          <table:table-cell table:formula="of:=RAND()*100" office:value-type="float" office:value="56.3711617936114" calcext:value-type="float">
            <text:p>56.3711617936114</text:p>
          </table:table-cell>
          <table:table-cell table:formula="of:=RAND()*100" office:value-type="float" office:value="55.9548734270122" calcext:value-type="float">
            <text:p>55.9548734270122</text:p>
          </table:table-cell>
          <table:table-cell table:formula="of:=ROUND(1000000*RAND())" office:value-type="float" office:value="311493" calcext:value-type="float">
            <text:p>311493</text:p>
          </table:table-cell>
        </table:table-row>
        <table:table-row table:style-name="ro1">
          <table:table-cell table:formula="of:=RAND()*100" office:value-type="float" office:value="16.5607648599566" calcext:value-type="float">
            <text:p>16.5607648599566</text:p>
          </table:table-cell>
          <table:table-cell table:formula="of:=RAND()*100" office:value-type="float" office:value="98.5224285446633" calcext:value-type="float">
            <text:p>98.5224285446633</text:p>
          </table:table-cell>
          <table:table-cell table:formula="of:=ROUND(1000000*RAND())" office:value-type="float" office:value="138746" calcext:value-type="float">
            <text:p>138746</text:p>
          </table:table-cell>
        </table:table-row>
        <table:table-row table:style-name="ro1">
          <table:table-cell table:formula="of:=RAND()*100" office:value-type="float" office:value="16.0106659185141" calcext:value-type="float">
            <text:p>16.0106659185141</text:p>
          </table:table-cell>
          <table:table-cell table:formula="of:=RAND()*100" office:value-type="float" office:value="13.7318333115273" calcext:value-type="float">
            <text:p>13.7318333115273</text:p>
          </table:table-cell>
          <table:table-cell table:formula="of:=ROUND(1000000*RAND())" office:value-type="float" office:value="26000" calcext:value-type="float">
            <text:p>26000</text:p>
          </table:table-cell>
        </table:table-row>
        <table:table-row table:style-name="ro1">
          <table:table-cell table:formula="of:=RAND()*100" office:value-type="float" office:value="77.851316442611" calcext:value-type="float">
            <text:p>77.851316442611</text:p>
          </table:table-cell>
          <table:table-cell table:formula="of:=RAND()*100" office:value-type="float" office:value="23.2990065384903" calcext:value-type="float">
            <text:p>23.2990065384903</text:p>
          </table:table-cell>
          <table:table-cell table:formula="of:=ROUND(1000000*RAND())" office:value-type="float" office:value="301799" calcext:value-type="float">
            <text:p>301799</text:p>
          </table:table-cell>
        </table:table-row>
        <table:table-row table:style-name="ro1">
          <table:table-cell table:formula="of:=RAND()*100" office:value-type="float" office:value="47.5935943027788" calcext:value-type="float">
            <text:p>47.5935943027788</text:p>
          </table:table-cell>
          <table:table-cell table:formula="of:=RAND()*100" office:value-type="float" office:value="6.07119144973508" calcext:value-type="float">
            <text:p>6.07119144973508</text:p>
          </table:table-cell>
          <table:table-cell table:formula="of:=ROUND(1000000*RAND())" office:value-type="float" office:value="138516" calcext:value-type="float">
            <text:p>138516</text:p>
          </table:table-cell>
        </table:table-row>
        <table:table-row table:style-name="ro1">
          <table:table-cell table:formula="of:=RAND()*100" office:value-type="float" office:value="16.6608418845289" calcext:value-type="float">
            <text:p>16.6608418845289</text:p>
          </table:table-cell>
          <table:table-cell table:formula="of:=RAND()*100" office:value-type="float" office:value="60.7000043193423" calcext:value-type="float">
            <text:p>60.7000043193423</text:p>
          </table:table-cell>
          <table:table-cell table:formula="of:=ROUND(1000000*RAND())" office:value-type="float" office:value="746204" calcext:value-type="float">
            <text:p>746204</text:p>
          </table:table-cell>
        </table:table-row>
        <table:table-row table:style-name="ro1">
          <table:table-cell table:formula="of:=RAND()*100" office:value-type="float" office:value="85.6229282024097" calcext:value-type="float">
            <text:p>85.6229282024097</text:p>
          </table:table-cell>
          <table:table-cell table:formula="of:=RAND()*100" office:value-type="float" office:value="93.6492349253637" calcext:value-type="float">
            <text:p>93.6492349253637</text:p>
          </table:table-cell>
          <table:table-cell table:formula="of:=ROUND(1000000*RAND())" office:value-type="float" office:value="677711" calcext:value-type="float">
            <text:p>677711</text:p>
          </table:table-cell>
        </table:table-row>
        <table:table-row table:style-name="ro1">
          <table:table-cell table:formula="of:=RAND()*100" office:value-type="float" office:value="22.0356948984718" calcext:value-type="float">
            <text:p>22.0356948984718</text:p>
          </table:table-cell>
          <table:table-cell table:formula="of:=RAND()*100" office:value-type="float" office:value="9.26256224141023" calcext:value-type="float">
            <text:p>9.26256224141023</text:p>
          </table:table-cell>
          <table:table-cell table:formula="of:=ROUND(1000000*RAND())" office:value-type="float" office:value="662153" calcext:value-type="float">
            <text:p>662153</text:p>
          </table:table-cell>
        </table:table-row>
        <table:table-row table:style-name="ro1">
          <table:table-cell table:formula="of:=RAND()*100" office:value-type="float" office:value="27.6970583729173" calcext:value-type="float">
            <text:p>27.6970583729173</text:p>
          </table:table-cell>
          <table:table-cell table:formula="of:=RAND()*100" office:value-type="float" office:value="77.3949486515043" calcext:value-type="float">
            <text:p>77.3949486515043</text:p>
          </table:table-cell>
          <table:table-cell table:formula="of:=ROUND(1000000*RAND())" office:value-type="float" office:value="126056" calcext:value-type="float">
            <text:p>126056</text:p>
          </table:table-cell>
        </table:table-row>
        <table:table-row table:style-name="ro1">
          <table:table-cell table:formula="of:=RAND()*100" office:value-type="float" office:value="27.0235252767197" calcext:value-type="float">
            <text:p>27.0235252767197</text:p>
          </table:table-cell>
          <table:table-cell table:formula="of:=RAND()*100" office:value-type="float" office:value="25.0572332554722" calcext:value-type="float">
            <text:p>25.0572332554722</text:p>
          </table:table-cell>
          <table:table-cell table:formula="of:=ROUND(1000000*RAND())" office:value-type="float" office:value="941120" calcext:value-type="float">
            <text:p>941120</text:p>
          </table:table-cell>
        </table:table-row>
        <table:table-row table:style-name="ro1">
          <table:table-cell table:formula="of:=RAND()*100" office:value-type="float" office:value="49.4024460998491" calcext:value-type="float">
            <text:p>49.4024460998491</text:p>
          </table:table-cell>
          <table:table-cell table:formula="of:=RAND()*100" office:value-type="float" office:value="90.3981895723585" calcext:value-type="float">
            <text:p>90.3981895723585</text:p>
          </table:table-cell>
          <table:table-cell table:formula="of:=ROUND(1000000*RAND())" office:value-type="float" office:value="810533" calcext:value-type="float">
            <text:p>810533</text:p>
          </table:table-cell>
        </table:table-row>
        <table:table-row table:style-name="ro1">
          <table:table-cell table:formula="of:=RAND()*100" office:value-type="float" office:value="55.4932863097217" calcext:value-type="float">
            <text:p>55.4932863097217</text:p>
          </table:table-cell>
          <table:table-cell table:formula="of:=RAND()*100" office:value-type="float" office:value="31.5937155933779" calcext:value-type="float">
            <text:p>31.5937155933779</text:p>
          </table:table-cell>
          <table:table-cell table:formula="of:=ROUND(1000000*RAND())" office:value-type="float" office:value="851670" calcext:value-type="float">
            <text:p>851670</text:p>
          </table:table-cell>
        </table:table-row>
        <table:table-row table:style-name="ro1">
          <table:table-cell table:formula="of:=RAND()*100" office:value-type="float" office:value="68.5997576336643" calcext:value-type="float">
            <text:p>68.5997576336643</text:p>
          </table:table-cell>
          <table:table-cell table:formula="of:=RAND()*100" office:value-type="float" office:value="7.10827809546757" calcext:value-type="float">
            <text:p>7.10827809546757</text:p>
          </table:table-cell>
          <table:table-cell table:formula="of:=ROUND(1000000*RAND())" office:value-type="float" office:value="417185" calcext:value-type="float">
            <text:p>417185</text:p>
          </table:table-cell>
        </table:table-row>
        <table:table-row table:style-name="ro1">
          <table:table-cell table:formula="of:=RAND()*100" office:value-type="float" office:value="83.4031323668866" calcext:value-type="float">
            <text:p>83.4031323668866</text:p>
          </table:table-cell>
          <table:table-cell table:formula="of:=RAND()*100" office:value-type="float" office:value="65.8865805150664" calcext:value-type="float">
            <text:p>65.8865805150664</text:p>
          </table:table-cell>
          <table:table-cell table:formula="of:=ROUND(1000000*RAND())" office:value-type="float" office:value="787625" calcext:value-type="float">
            <text:p>787625</text:p>
          </table:table-cell>
        </table:table-row>
        <table:table-row table:style-name="ro1">
          <table:table-cell table:formula="of:=RAND()*100" office:value-type="float" office:value="56.7379090358966" calcext:value-type="float">
            <text:p>56.7379090358966</text:p>
          </table:table-cell>
          <table:table-cell table:formula="of:=RAND()*100" office:value-type="float" office:value="54.8803704518142" calcext:value-type="float">
            <text:p>54.8803704518142</text:p>
          </table:table-cell>
          <table:table-cell table:formula="of:=ROUND(1000000*RAND())" office:value-type="float" office:value="646759" calcext:value-type="float">
            <text:p>646759</text:p>
          </table:table-cell>
        </table:table-row>
        <table:table-row table:style-name="ro1">
          <table:table-cell table:formula="of:=RAND()*100" office:value-type="float" office:value="15.7797720685413" calcext:value-type="float">
            <text:p>15.7797720685413</text:p>
          </table:table-cell>
          <table:table-cell table:formula="of:=RAND()*100" office:value-type="float" office:value="15.7012815544916" calcext:value-type="float">
            <text:p>15.7012815544916</text:p>
          </table:table-cell>
          <table:table-cell table:formula="of:=ROUND(1000000*RAND())" office:value-type="float" office:value="48629" calcext:value-type="float">
            <text:p>48629</text:p>
          </table:table-cell>
        </table:table-row>
        <table:table-row table:style-name="ro1">
          <table:table-cell table:formula="of:=RAND()*100" office:value-type="float" office:value="99.8440609328014" calcext:value-type="float">
            <text:p>99.8440609328014</text:p>
          </table:table-cell>
          <table:table-cell table:formula="of:=RAND()*100" office:value-type="float" office:value="90.895512622714" calcext:value-type="float">
            <text:p>90.895512622714</text:p>
          </table:table-cell>
          <table:table-cell table:formula="of:=ROUND(1000000*RAND())" office:value-type="float" office:value="781246" calcext:value-type="float">
            <text:p>781246</text:p>
          </table:table-cell>
        </table:table-row>
        <table:table-row table:style-name="ro1">
          <table:table-cell table:formula="of:=RAND()*100" office:value-type="float" office:value="62.1723760370956" calcext:value-type="float">
            <text:p>62.1723760370956</text:p>
          </table:table-cell>
          <table:table-cell table:formula="of:=RAND()*100" office:value-type="float" office:value="77.7374412390046" calcext:value-type="float">
            <text:p>77.7374412390046</text:p>
          </table:table-cell>
          <table:table-cell table:formula="of:=ROUND(1000000*RAND())" office:value-type="float" office:value="179142" calcext:value-type="float">
            <text:p>179142</text:p>
          </table:table-cell>
        </table:table-row>
        <table:table-row table:style-name="ro1">
          <table:table-cell table:formula="of:=RAND()*100" office:value-type="float" office:value="37.5960046883025" calcext:value-type="float">
            <text:p>37.5960046883025</text:p>
          </table:table-cell>
          <table:table-cell table:formula="of:=RAND()*100" office:value-type="float" office:value="28.2587602392227" calcext:value-type="float">
            <text:p>28.2587602392227</text:p>
          </table:table-cell>
          <table:table-cell table:formula="of:=ROUND(1000000*RAND())" office:value-type="float" office:value="534029" calcext:value-type="float">
            <text:p>534029</text:p>
          </table:table-cell>
        </table:table-row>
        <table:table-row table:style-name="ro1">
          <table:table-cell table:formula="of:=RAND()*100" office:value-type="float" office:value="14.9114819817713" calcext:value-type="float">
            <text:p>14.9114819817713</text:p>
          </table:table-cell>
          <table:table-cell table:formula="of:=RAND()*100" office:value-type="float" office:value="10.0741114420565" calcext:value-type="float">
            <text:p>10.0741114420565</text:p>
          </table:table-cell>
          <table:table-cell table:formula="of:=ROUND(1000000*RAND())" office:value-type="float" office:value="862971" calcext:value-type="float">
            <text:p>862971</text:p>
          </table:table-cell>
        </table:table-row>
        <table:table-row table:style-name="ro1">
          <table:table-cell table:formula="of:=RAND()*100" office:value-type="float" office:value="43.6103493738308" calcext:value-type="float">
            <text:p>43.6103493738308</text:p>
          </table:table-cell>
          <table:table-cell table:formula="of:=RAND()*100" office:value-type="float" office:value="40.9422085120273" calcext:value-type="float">
            <text:p>40.9422085120273</text:p>
          </table:table-cell>
          <table:table-cell table:formula="of:=ROUND(1000000*RAND())" office:value-type="float" office:value="472752" calcext:value-type="float">
            <text:p>472752</text:p>
          </table:table-cell>
        </table:table-row>
        <table:table-row table:style-name="ro1">
          <table:table-cell table:formula="of:=RAND()*100" office:value-type="float" office:value="38.5730768766122" calcext:value-type="float">
            <text:p>38.5730768766122</text:p>
          </table:table-cell>
          <table:table-cell table:formula="of:=RAND()*100" office:value-type="float" office:value="1.69248574996981" calcext:value-type="float">
            <text:p>1.69248574996981</text:p>
          </table:table-cell>
          <table:table-cell table:formula="of:=ROUND(1000000*RAND())" office:value-type="float" office:value="163424" calcext:value-type="float">
            <text:p>163424</text:p>
          </table:table-cell>
        </table:table-row>
        <table:table-row table:style-name="ro1">
          <table:table-cell table:formula="of:=RAND()*100" office:value-type="float" office:value="27.2719728704732" calcext:value-type="float">
            <text:p>27.2719728704732</text:p>
          </table:table-cell>
          <table:table-cell table:formula="of:=RAND()*100" office:value-type="float" office:value="29.8801987383663" calcext:value-type="float">
            <text:p>29.8801987383663</text:p>
          </table:table-cell>
          <table:table-cell table:formula="of:=ROUND(1000000*RAND())" office:value-type="float" office:value="631572" calcext:value-type="float">
            <text:p>631572</text:p>
          </table:table-cell>
        </table:table-row>
        <table:table-row table:style-name="ro1">
          <table:table-cell table:formula="of:=RAND()*100" office:value-type="float" office:value="95.8789562099809" calcext:value-type="float">
            <text:p>95.8789562099809</text:p>
          </table:table-cell>
          <table:table-cell table:formula="of:=RAND()*100" office:value-type="float" office:value="94.4104070985492" calcext:value-type="float">
            <text:p>94.4104070985492</text:p>
          </table:table-cell>
          <table:table-cell table:formula="of:=ROUND(1000000*RAND())" office:value-type="float" office:value="987659" calcext:value-type="float">
            <text:p>987659</text:p>
          </table:table-cell>
        </table:table-row>
        <table:table-row table:style-name="ro1">
          <table:table-cell table:formula="of:=RAND()*100" office:value-type="float" office:value="37.4371146551376" calcext:value-type="float">
            <text:p>37.4371146551376</text:p>
          </table:table-cell>
          <table:table-cell table:formula="of:=RAND()*100" office:value-type="float" office:value="65.5541420458055" calcext:value-type="float">
            <text:p>65.5541420458055</text:p>
          </table:table-cell>
          <table:table-cell table:formula="of:=ROUND(1000000*RAND())" office:value-type="float" office:value="637420" calcext:value-type="float">
            <text:p>637420</text:p>
          </table:table-cell>
        </table:table-row>
        <table:table-row table:style-name="ro1">
          <table:table-cell table:formula="of:=RAND()*100" office:value-type="float" office:value="77.742784269336" calcext:value-type="float">
            <text:p>77.742784269336</text:p>
          </table:table-cell>
          <table:table-cell table:formula="of:=RAND()*100" office:value-type="float" office:value="1.42610729561237" calcext:value-type="float">
            <text:p>1.42610729561237</text:p>
          </table:table-cell>
          <table:table-cell table:formula="of:=ROUND(1000000*RAND())" office:value-type="float" office:value="310284" calcext:value-type="float">
            <text:p>310284</text:p>
          </table:table-cell>
        </table:table-row>
        <table:table-row table:style-name="ro1">
          <table:table-cell table:formula="of:=RAND()*100" office:value-type="float" office:value="93.2258523127251" calcext:value-type="float">
            <text:p>93.2258523127251</text:p>
          </table:table-cell>
          <table:table-cell table:formula="of:=RAND()*100" office:value-type="float" office:value="18.3429889491456" calcext:value-type="float">
            <text:p>18.3429889491456</text:p>
          </table:table-cell>
          <table:table-cell table:formula="of:=ROUND(1000000*RAND())" office:value-type="float" office:value="609420" calcext:value-type="float">
            <text:p>609420</text:p>
          </table:table-cell>
        </table:table-row>
        <table:table-row table:style-name="ro1">
          <table:table-cell table:formula="of:=RAND()*100" office:value-type="float" office:value="50.2783639033494" calcext:value-type="float">
            <text:p>50.2783639033494</text:p>
          </table:table-cell>
          <table:table-cell table:formula="of:=RAND()*100" office:value-type="float" office:value="12.3039948703543" calcext:value-type="float">
            <text:p>12.3039948703543</text:p>
          </table:table-cell>
          <table:table-cell table:formula="of:=ROUND(1000000*RAND())" office:value-type="float" office:value="548847" calcext:value-type="float">
            <text:p>548847</text:p>
          </table:table-cell>
        </table:table-row>
        <table:table-row table:style-name="ro1">
          <table:table-cell table:formula="of:=RAND()*100" office:value-type="float" office:value="98.830649518809" calcext:value-type="float">
            <text:p>98.830649518809</text:p>
          </table:table-cell>
          <table:table-cell table:formula="of:=RAND()*100" office:value-type="float" office:value="21.9304313667968" calcext:value-type="float">
            <text:p>21.9304313667968</text:p>
          </table:table-cell>
          <table:table-cell table:formula="of:=ROUND(1000000*RAND())" office:value-type="float" office:value="44440" calcext:value-type="float">
            <text:p>44440</text:p>
          </table:table-cell>
        </table:table-row>
        <table:table-row table:style-name="ro1">
          <table:table-cell table:formula="of:=RAND()*100" office:value-type="float" office:value="99.5111675294963" calcext:value-type="float">
            <text:p>99.5111675294963</text:p>
          </table:table-cell>
          <table:table-cell table:formula="of:=RAND()*100" office:value-type="float" office:value="71.1924451776663" calcext:value-type="float">
            <text:p>71.1924451776663</text:p>
          </table:table-cell>
          <table:table-cell table:formula="of:=ROUND(1000000*RAND())" office:value-type="float" office:value="511973" calcext:value-type="float">
            <text:p>511973</text:p>
          </table:table-cell>
        </table:table-row>
        <table:table-row table:style-name="ro1">
          <table:table-cell table:formula="of:=RAND()*100" office:value-type="float" office:value="94.5150571468416" calcext:value-type="float">
            <text:p>94.5150571468416</text:p>
          </table:table-cell>
          <table:table-cell table:formula="of:=RAND()*100" office:value-type="float" office:value="27.3476128895439" calcext:value-type="float">
            <text:p>27.3476128895439</text:p>
          </table:table-cell>
          <table:table-cell table:formula="of:=ROUND(1000000*RAND())" office:value-type="float" office:value="438964" calcext:value-type="float">
            <text:p>438964</text:p>
          </table:table-cell>
        </table:table-row>
        <table:table-row table:style-name="ro1">
          <table:table-cell table:formula="of:=RAND()*100" office:value-type="float" office:value="20.9804839891215" calcext:value-type="float">
            <text:p>20.9804839891215</text:p>
          </table:table-cell>
          <table:table-cell table:formula="of:=RAND()*100" office:value-type="float" office:value="27.3894528019807" calcext:value-type="float">
            <text:p>27.3894528019807</text:p>
          </table:table-cell>
          <table:table-cell table:formula="of:=ROUND(1000000*RAND())" office:value-type="float" office:value="111399" calcext:value-type="float">
            <text:p>111399</text:p>
          </table:table-cell>
        </table:table-row>
        <table:table-row table:style-name="ro1">
          <table:table-cell table:formula="of:=RAND()*100" office:value-type="float" office:value="42.9271212767139" calcext:value-type="float">
            <text:p>42.9271212767139</text:p>
          </table:table-cell>
          <table:table-cell table:formula="of:=RAND()*100" office:value-type="float" office:value="71.3470935369265" calcext:value-type="float">
            <text:p>71.3470935369265</text:p>
          </table:table-cell>
          <table:table-cell table:formula="of:=ROUND(1000000*RAND())" office:value-type="float" office:value="949115" calcext:value-type="float">
            <text:p>949115</text:p>
          </table:table-cell>
        </table:table-row>
        <table:table-row table:style-name="ro1">
          <table:table-cell table:formula="of:=RAND()*100" office:value-type="float" office:value="7.16964162786343" calcext:value-type="float">
            <text:p>7.16964162786343</text:p>
          </table:table-cell>
          <table:table-cell table:formula="of:=RAND()*100" office:value-type="float" office:value="2.96240929876615" calcext:value-type="float">
            <text:p>2.96240929876615</text:p>
          </table:table-cell>
          <table:table-cell table:formula="of:=ROUND(1000000*RAND())" office:value-type="float" office:value="72322" calcext:value-type="float">
            <text:p>72322</text:p>
          </table:table-cell>
        </table:table-row>
        <table:table-row table:style-name="ro1">
          <table:table-cell table:formula="of:=RAND()*100" office:value-type="float" office:value="55.4059465672069" calcext:value-type="float">
            <text:p>55.4059465672069</text:p>
          </table:table-cell>
          <table:table-cell table:formula="of:=RAND()*100" office:value-type="float" office:value="80.6224989175459" calcext:value-type="float">
            <text:p>80.6224989175459</text:p>
          </table:table-cell>
          <table:table-cell table:formula="of:=ROUND(1000000*RAND())" office:value-type="float" office:value="917156" calcext:value-type="float">
            <text:p>917156</text:p>
          </table:table-cell>
        </table:table-row>
        <table:table-row table:style-name="ro1">
          <table:table-cell table:formula="of:=RAND()*100" office:value-type="float" office:value="44.5026423699286" calcext:value-type="float">
            <text:p>44.5026423699286</text:p>
          </table:table-cell>
          <table:table-cell table:formula="of:=RAND()*100" office:value-type="float" office:value="92.2788869912409" calcext:value-type="float">
            <text:p>92.2788869912409</text:p>
          </table:table-cell>
          <table:table-cell table:formula="of:=ROUND(1000000*RAND())" office:value-type="float" office:value="682406" calcext:value-type="float">
            <text:p>682406</text:p>
          </table:table-cell>
        </table:table-row>
        <table:table-row table:style-name="ro1">
          <table:table-cell table:formula="of:=RAND()*100" office:value-type="float" office:value="59.5253012214585" calcext:value-type="float">
            <text:p>59.5253012214585</text:p>
          </table:table-cell>
          <table:table-cell table:formula="of:=RAND()*100" office:value-type="float" office:value="23.6344432245017" calcext:value-type="float">
            <text:p>23.6344432245017</text:p>
          </table:table-cell>
          <table:table-cell table:formula="of:=ROUND(1000000*RAND())" office:value-type="float" office:value="274443" calcext:value-type="float">
            <text:p>274443</text:p>
          </table:table-cell>
        </table:table-row>
        <table:table-row table:style-name="ro1">
          <table:table-cell table:formula="of:=RAND()*100" office:value-type="float" office:value="29.7517437102677" calcext:value-type="float">
            <text:p>29.7517437102677</text:p>
          </table:table-cell>
          <table:table-cell table:formula="of:=RAND()*100" office:value-type="float" office:value="92.6156436421952" calcext:value-type="float">
            <text:p>92.6156436421952</text:p>
          </table:table-cell>
          <table:table-cell table:formula="of:=ROUND(1000000*RAND())" office:value-type="float" office:value="733669" calcext:value-type="float">
            <text:p>733669</text:p>
          </table:table-cell>
        </table:table-row>
        <table:table-row table:style-name="ro1">
          <table:table-cell table:formula="of:=RAND()*100" office:value-type="float" office:value="52.0952447763751" calcext:value-type="float">
            <text:p>52.0952447763751</text:p>
          </table:table-cell>
          <table:table-cell table:formula="of:=RAND()*100" office:value-type="float" office:value="67.4497666550533" calcext:value-type="float">
            <text:p>67.4497666550533</text:p>
          </table:table-cell>
          <table:table-cell table:formula="of:=ROUND(1000000*RAND())" office:value-type="float" office:value="728035" calcext:value-type="float">
            <text:p>728035</text:p>
          </table:table-cell>
        </table:table-row>
        <table:table-row table:style-name="ro1">
          <table:table-cell table:formula="of:=RAND()*100" office:value-type="float" office:value="66.0874695570741" calcext:value-type="float">
            <text:p>66.0874695570741</text:p>
          </table:table-cell>
          <table:table-cell table:formula="of:=RAND()*100" office:value-type="float" office:value="15.8099949701918" calcext:value-type="float">
            <text:p>15.8099949701918</text:p>
          </table:table-cell>
          <table:table-cell table:formula="of:=ROUND(1000000*RAND())" office:value-type="float" office:value="697109" calcext:value-type="float">
            <text:p>697109</text:p>
          </table:table-cell>
        </table:table-row>
        <table:table-row table:style-name="ro1">
          <table:table-cell table:formula="of:=RAND()*100" office:value-type="float" office:value="4.17685322435664" calcext:value-type="float">
            <text:p>4.17685322435664</text:p>
          </table:table-cell>
          <table:table-cell table:formula="of:=RAND()*100" office:value-type="float" office:value="76.3123640339808" calcext:value-type="float">
            <text:p>76.3123640339808</text:p>
          </table:table-cell>
          <table:table-cell table:formula="of:=ROUND(1000000*RAND())" office:value-type="float" office:value="166165" calcext:value-type="float">
            <text:p>166165</text:p>
          </table:table-cell>
        </table:table-row>
        <table:table-row table:style-name="ro1">
          <table:table-cell table:formula="of:=RAND()*100" office:value-type="float" office:value="79.2288748235715" calcext:value-type="float">
            <text:p>79.2288748235715</text:p>
          </table:table-cell>
          <table:table-cell table:formula="of:=RAND()*100" office:value-type="float" office:value="2.2047329746267" calcext:value-type="float">
            <text:p>2.2047329746267</text:p>
          </table:table-cell>
          <table:table-cell table:formula="of:=ROUND(1000000*RAND())" office:value-type="float" office:value="82791" calcext:value-type="float">
            <text:p>82791</text:p>
          </table:table-cell>
        </table:table-row>
        <table:table-row table:style-name="ro1">
          <table:table-cell table:formula="of:=RAND()*100" office:value-type="float" office:value="21.6283279547143" calcext:value-type="float">
            <text:p>21.6283279547143</text:p>
          </table:table-cell>
          <table:table-cell table:formula="of:=RAND()*100" office:value-type="float" office:value="23.5715217650168" calcext:value-type="float">
            <text:p>23.5715217650168</text:p>
          </table:table-cell>
          <table:table-cell table:formula="of:=ROUND(1000000*RAND())" office:value-type="float" office:value="759990" calcext:value-type="float">
            <text:p>759990</text:p>
          </table:table-cell>
        </table:table-row>
        <table:table-row table:style-name="ro1">
          <table:table-cell table:formula="of:=RAND()*100" office:value-type="float" office:value="74.2667317769003" calcext:value-type="float">
            <text:p>74.2667317769003</text:p>
          </table:table-cell>
          <table:table-cell table:formula="of:=RAND()*100" office:value-type="float" office:value="22.1394774792661" calcext:value-type="float">
            <text:p>22.1394774792661</text:p>
          </table:table-cell>
          <table:table-cell table:formula="of:=ROUND(1000000*RAND())" office:value-type="float" office:value="924460" calcext:value-type="float">
            <text:p>924460</text:p>
          </table:table-cell>
        </table:table-row>
        <table:table-row table:style-name="ro1">
          <table:table-cell table:formula="of:=RAND()*100" office:value-type="float" office:value="3.84889372243134" calcext:value-type="float">
            <text:p>3.84889372243134</text:p>
          </table:table-cell>
          <table:table-cell table:formula="of:=RAND()*100" office:value-type="float" office:value="76.450800843821" calcext:value-type="float">
            <text:p>76.450800843821</text:p>
          </table:table-cell>
          <table:table-cell table:formula="of:=ROUND(1000000*RAND())" office:value-type="float" office:value="682456" calcext:value-type="float">
            <text:p>682456</text:p>
          </table:table-cell>
        </table:table-row>
        <table:table-row table:style-name="ro1">
          <table:table-cell table:formula="of:=RAND()*100" office:value-type="float" office:value="49.3292147120772" calcext:value-type="float">
            <text:p>49.3292147120772</text:p>
          </table:table-cell>
          <table:table-cell table:formula="of:=RAND()*100" office:value-type="float" office:value="44.2026134244006" calcext:value-type="float">
            <text:p>44.2026134244006</text:p>
          </table:table-cell>
          <table:table-cell table:formula="of:=ROUND(1000000*RAND())" office:value-type="float" office:value="529885" calcext:value-type="float">
            <text:p>529885</text:p>
          </table:table-cell>
        </table:table-row>
        <table:table-row table:style-name="ro1">
          <table:table-cell table:formula="of:=RAND()*100" office:value-type="float" office:value="63.5899923863881" calcext:value-type="float">
            <text:p>63.5899923863881</text:p>
          </table:table-cell>
          <table:table-cell table:formula="of:=RAND()*100" office:value-type="float" office:value="53.7887441171456" calcext:value-type="float">
            <text:p>53.7887441171456</text:p>
          </table:table-cell>
          <table:table-cell table:formula="of:=ROUND(1000000*RAND())" office:value-type="float" office:value="82753" calcext:value-type="float">
            <text:p>82753</text:p>
          </table:table-cell>
        </table:table-row>
        <table:table-row table:style-name="ro1">
          <table:table-cell table:formula="of:=RAND()*100" office:value-type="float" office:value="89.4798911826842" calcext:value-type="float">
            <text:p>89.4798911826842</text:p>
          </table:table-cell>
          <table:table-cell table:formula="of:=RAND()*100" office:value-type="float" office:value="58.5622088996469" calcext:value-type="float">
            <text:p>58.5622088996469</text:p>
          </table:table-cell>
          <table:table-cell table:formula="of:=ROUND(1000000*RAND())" office:value-type="float" office:value="224634" calcext:value-type="float">
            <text:p>224634</text:p>
          </table:table-cell>
        </table:table-row>
        <table:table-row table:style-name="ro1">
          <table:table-cell table:formula="of:=RAND()*100" office:value-type="float" office:value="21.3517700880018" calcext:value-type="float">
            <text:p>21.3517700880018</text:p>
          </table:table-cell>
          <table:table-cell table:formula="of:=RAND()*100" office:value-type="float" office:value="25.144947163423" calcext:value-type="float">
            <text:p>25.144947163423</text:p>
          </table:table-cell>
          <table:table-cell table:formula="of:=ROUND(1000000*RAND())" office:value-type="float" office:value="941592" calcext:value-type="float">
            <text:p>941592</text:p>
          </table:table-cell>
        </table:table-row>
        <table:table-row table:style-name="ro1">
          <table:table-cell table:formula="of:=RAND()*100" office:value-type="float" office:value="11.953067254953" calcext:value-type="float">
            <text:p>11.953067254953</text:p>
          </table:table-cell>
          <table:table-cell table:formula="of:=RAND()*100" office:value-type="float" office:value="0.2680524385573" calcext:value-type="float">
            <text:p>0.2680524385573</text:p>
          </table:table-cell>
          <table:table-cell table:formula="of:=ROUND(1000000*RAND())" office:value-type="float" office:value="290080" calcext:value-type="float">
            <text:p>290080</text:p>
          </table:table-cell>
        </table:table-row>
        <table:table-row table:style-name="ro1">
          <table:table-cell table:formula="of:=RAND()*100" office:value-type="float" office:value="74.7534279276713" calcext:value-type="float">
            <text:p>74.7534279276713</text:p>
          </table:table-cell>
          <table:table-cell table:formula="of:=RAND()*100" office:value-type="float" office:value="45.6723783624567" calcext:value-type="float">
            <text:p>45.6723783624567</text:p>
          </table:table-cell>
          <table:table-cell table:formula="of:=ROUND(1000000*RAND())" office:value-type="float" office:value="919972" calcext:value-type="float">
            <text:p>919972</text:p>
          </table:table-cell>
        </table:table-row>
        <table:table-row table:style-name="ro1">
          <table:table-cell table:formula="of:=RAND()*100" office:value-type="float" office:value="49.4993694760944" calcext:value-type="float">
            <text:p>49.4993694760944</text:p>
          </table:table-cell>
          <table:table-cell table:formula="of:=RAND()*100" office:value-type="float" office:value="58.491079594228" calcext:value-type="float">
            <text:p>58.491079594228</text:p>
          </table:table-cell>
          <table:table-cell table:formula="of:=ROUND(1000000*RAND())" office:value-type="float" office:value="393069" calcext:value-type="float">
            <text:p>393069</text:p>
          </table:table-cell>
        </table:table-row>
        <table:table-row table:style-name="ro1">
          <table:table-cell table:formula="of:=RAND()*100" office:value-type="float" office:value="96.6938107121728" calcext:value-type="float">
            <text:p>96.6938107121728</text:p>
          </table:table-cell>
          <table:table-cell table:formula="of:=RAND()*100" office:value-type="float" office:value="97.2590278692936" calcext:value-type="float">
            <text:p>97.2590278692936</text:p>
          </table:table-cell>
          <table:table-cell table:formula="of:=ROUND(1000000*RAND())" office:value-type="float" office:value="995547" calcext:value-type="float">
            <text:p>995547</text:p>
          </table:table-cell>
        </table:table-row>
        <table:table-row table:style-name="ro1">
          <table:table-cell table:formula="of:=RAND()*100" office:value-type="float" office:value="33.4651372816801" calcext:value-type="float">
            <text:p>33.4651372816801</text:p>
          </table:table-cell>
          <table:table-cell table:formula="of:=RAND()*100" office:value-type="float" office:value="65.9524663468357" calcext:value-type="float">
            <text:p>65.9524663468357</text:p>
          </table:table-cell>
          <table:table-cell table:formula="of:=ROUND(1000000*RAND())" office:value-type="float" office:value="276692" calcext:value-type="float">
            <text:p>276692</text:p>
          </table:table-cell>
        </table:table-row>
        <table:table-row table:style-name="ro1">
          <table:table-cell table:formula="of:=RAND()*100" office:value-type="float" office:value="5.78936741913227" calcext:value-type="float">
            <text:p>5.78936741913227</text:p>
          </table:table-cell>
          <table:table-cell table:formula="of:=RAND()*100" office:value-type="float" office:value="41.461368061537" calcext:value-type="float">
            <text:p>41.461368061537</text:p>
          </table:table-cell>
          <table:table-cell table:formula="of:=ROUND(1000000*RAND())" office:value-type="float" office:value="618139" calcext:value-type="float">
            <text:p>618139</text:p>
          </table:table-cell>
        </table:table-row>
        <table:table-row table:style-name="ro1">
          <table:table-cell table:formula="of:=RAND()*100" office:value-type="float" office:value="62.9509256693454" calcext:value-type="float">
            <text:p>62.9509256693454</text:p>
          </table:table-cell>
          <table:table-cell table:formula="of:=RAND()*100" office:value-type="float" office:value="24.1214615997225" calcext:value-type="float">
            <text:p>24.1214615997225</text:p>
          </table:table-cell>
          <table:table-cell table:formula="of:=ROUND(1000000*RAND())" office:value-type="float" office:value="924097" calcext:value-type="float">
            <text:p>924097</text:p>
          </table:table-cell>
        </table:table-row>
        <table:table-row table:style-name="ro1">
          <table:table-cell table:formula="of:=RAND()*100" office:value-type="float" office:value="46.0625191472268" calcext:value-type="float">
            <text:p>46.0625191472268</text:p>
          </table:table-cell>
          <table:table-cell table:formula="of:=RAND()*100" office:value-type="float" office:value="80.8203469579612" calcext:value-type="float">
            <text:p>80.8203469579612</text:p>
          </table:table-cell>
          <table:table-cell table:formula="of:=ROUND(1000000*RAND())" office:value-type="float" office:value="474747" calcext:value-type="float">
            <text:p>474747</text:p>
          </table:table-cell>
        </table:table-row>
        <table:table-row table:style-name="ro1">
          <table:table-cell table:formula="of:=RAND()*100" office:value-type="float" office:value="99.3859005498452" calcext:value-type="float">
            <text:p>99.3859005498452</text:p>
          </table:table-cell>
          <table:table-cell table:formula="of:=RAND()*100" office:value-type="float" office:value="66.3718994671904" calcext:value-type="float">
            <text:p>66.3718994671904</text:p>
          </table:table-cell>
          <table:table-cell table:formula="of:=ROUND(1000000*RAND())" office:value-type="float" office:value="166144" calcext:value-type="float">
            <text:p>166144</text:p>
          </table:table-cell>
        </table:table-row>
        <table:table-row table:style-name="ro1">
          <table:table-cell table:formula="of:=RAND()*100" office:value-type="float" office:value="37.2237091592113" calcext:value-type="float">
            <text:p>37.2237091592113</text:p>
          </table:table-cell>
          <table:table-cell table:formula="of:=RAND()*100" office:value-type="float" office:value="64.5948971656944" calcext:value-type="float">
            <text:p>64.5948971656944</text:p>
          </table:table-cell>
          <table:table-cell table:formula="of:=ROUND(1000000*RAND())" office:value-type="float" office:value="947473" calcext:value-type="float">
            <text:p>947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8:29:11.568669279</meta:creation-date>
    <dc:date>2020-06-29T18:31:23.598382059</dc:date>
    <meta:editing-duration>PT2M12S</meta:editing-duration>
    <meta:editing-cycles>1</meta:editing-cycles>
    <meta:document-statistic meta:table-count="1" meta:cell-count="300" meta:object-count="0"/>
    <meta:generator>LibreOffice/6.0.7.3$Linux_X86_64 LibreOffice_project/00m0$Build-3</meta:generator>
  </office:meta>
</office:document-meta>
</file>